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674d" officeooo:paragraph-rsid="001867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airnow.gov/international/us-embassies-and-consulates/#Kyrgyzstan$Bishkek" text:style-name="Internet_20_link" text:visited-style-name="Visited_20_Internet_20_Link">https://www.airnow.gov/international/us-embassies-and-consulates/#Kyrgyzstan$Bishkek</text:a></text:p>
      <text:p text:style-name="Standard"/>
      <text:p text:style-name="Standard"/>
      <text:p text:style-name="Standard"/>
      <text:p text:style-name="Standard"/>
      <text:p text:style-name="P1">Readings:</text:p>
      <text:p text:style-name="P1"><text:a xlink:type="simple" xlink:href="https://www.iqair.com/kyrgyzstan/bishkek" text:style-name="Internet_20_link" text:visited-style-name="Visited_20_Internet_20_Link">https://www.iqair.com/kyrgyzstan/bishkek</text:a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20:51:22.443215247</meta:creation-date>
    <meta:generator>LibreOffice/7.3.7.2$Linux_X86_64 LibreOffice_project/30$Build-2</meta:generator>
    <dc:date>2023-03-10T16:29:08.067327473</dc:date>
    <meta:editing-duration>PT17H24M32S</meta:editing-duration>
    <meta:editing-cycles>2</meta:editing-cycles>
    <meta:document-statistic meta:table-count="0" meta:image-count="0" meta:object-count="0" meta:page-count="1" meta:paragraph-count="3" meta:word-count="3" meta:character-count="133" meta:non-whitespace-character-count="133"/>
  </office:meta>
</office:document-meta>
</file>